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paragraph-rsid="0055eea9"/>
    </style:style>
    <style:style style:name="P2" style:family="paragraph" style:parent-style-name="Standard">
      <style:paragraph-properties fo:line-height="200%"/>
      <style:text-properties officeooo:paragraph-rsid="0055eea9"/>
    </style:style>
    <style:style style:name="P3" style:family="paragraph" style:parent-style-name="Standard">
      <style:paragraph-properties fo:line-height="200%"/>
      <style:text-properties fo:language="es" fo:country="ES" officeooo:rsid="0006fe06" officeooo:paragraph-rsid="0006fe06" style:font-size-asian="10.5pt"/>
    </style:style>
    <style:style style:name="P4" style:family="paragraph" style:parent-style-name="Standard">
      <style:paragraph-properties fo:line-height="200%"/>
      <style:text-properties fo:language="es" fo:country="ES" officeooo:rsid="0006fe06" officeooo:paragraph-rsid="000e45f0" style:font-size-asian="10.5pt"/>
    </style:style>
    <style:style style:name="P5" style:family="paragraph" style:parent-style-name="Standard">
      <style:paragraph-properties fo:line-height="200%"/>
      <style:text-properties fo:language="es" fo:country="ES" officeooo:rsid="0006fe06" officeooo:paragraph-rsid="004f61cd" style:font-size-asian="10.5pt"/>
    </style:style>
    <style:style style:name="P6" style:family="paragraph" style:parent-style-name="Standard">
      <style:paragraph-properties fo:line-height="200%"/>
      <style:text-properties fo:language="es" fo:country="ES" officeooo:rsid="0006fe06" officeooo:paragraph-rsid="0053cab4" style:font-size-asian="10.5pt"/>
    </style:style>
    <style:style style:name="P7" style:family="paragraph" style:parent-style-name="Standard">
      <style:paragraph-properties fo:line-height="200%" fo:text-align="center" style:justify-single-word="false"/>
      <style:text-properties fo:language="es" fo:country="ES" fo:font-style="italic" officeooo:rsid="000951e4" officeooo:paragraph-rsid="0006fe06" style:font-size-asian="10.5pt" style:font-style-asian="italic" style:font-style-complex="italic"/>
    </style:style>
    <style:style style:name="P8" style:family="paragraph" style:parent-style-name="Standard">
      <style:paragraph-properties fo:line-height="200%"/>
      <style:text-properties fo:language="es" fo:country="ES" officeooo:rsid="0006fe06" officeooo:paragraph-rsid="0006fe06"/>
    </style:style>
    <style:style style:name="P9" style:family="paragraph" style:parent-style-name="Standard">
      <style:paragraph-properties fo:line-height="200%"/>
      <style:text-properties officeooo:paragraph-rsid="0055eea9"/>
    </style:style>
    <style:style style:name="T1" style:family="text">
      <style:text-properties fo:language="es" fo:country="ES" fo:font-style="normal" officeooo:rsid="0055eea9" style:font-size-asian="10.5pt" style:font-style-asian="normal" style:font-style-complex="normal"/>
    </style:style>
    <style:style style:name="T2" style:family="text">
      <style:text-properties fo:language="es" fo:country="ES" fo:font-style="normal" officeooo:rsid="0055eea9" style:font-size-asian="10.5pt" style:font-style-asian="normal" style:font-style-complex="normal"/>
    </style:style>
    <style:style style:name="T3" style:family="text">
      <style:text-properties fo:language="es" fo:country="ES" fo:font-style="normal" officeooo:rsid="002f55e4" style:font-size-asian="10.5pt" style:font-style-asian="normal" style:font-style-complex="normal"/>
    </style:style>
    <style:style style:name="T4" style:family="text">
      <style:text-properties fo:language="es" fo:country="ES" fo:font-style="normal" officeooo:rsid="0039a1a9" style:font-size-asian="10.5pt" style:font-style-asian="normal" style:font-style-complex="normal"/>
    </style:style>
    <style:style style:name="T5" style:family="text">
      <style:text-properties fo:language="es" fo:country="ES" fo:font-style="normal" officeooo:rsid="00414bf3" style:font-size-asian="10.5pt" style:font-style-asian="normal" style:font-style-complex="normal"/>
    </style:style>
    <style:style style:name="T6" style:family="text">
      <style:text-properties fo:language="es" fo:country="ES" fo:font-style="normal" officeooo:rsid="003c4248" style:font-size-asian="10.5pt" style:font-style-asian="normal" style:font-style-complex="normal"/>
    </style:style>
    <style:style style:name="T7" style:family="text">
      <style:text-properties fo:language="es" fo:country="ES" fo:font-style="normal" officeooo:rsid="003f269c" style:font-size-asian="10.5pt" style:font-style-asian="normal" style:font-style-complex="normal"/>
    </style:style>
    <style:style style:name="T8" style:family="text">
      <style:text-properties fo:language="es" fo:country="ES" fo:font-style="normal" officeooo:rsid="003df988" style:font-size-asian="10.5pt" style:font-style-asian="normal" style:font-style-complex="normal"/>
    </style:style>
    <style:style style:name="T9" style:family="text">
      <style:text-properties fo:language="es" fo:country="ES" fo:font-style="normal" officeooo:rsid="004a3991" style:font-size-asian="10.5pt" style:font-style-asian="normal" style:font-style-complex="normal"/>
    </style:style>
    <style:style style:name="T10" style:family="text">
      <style:text-properties fo:language="es" fo:country="ES" fo:font-style="normal" officeooo:rsid="004adbdf" style:font-size-asian="10.5pt" style:font-style-asian="normal" style:font-style-complex="normal"/>
    </style:style>
    <style:style style:name="T11" style:family="text">
      <style:text-properties fo:language="es" fo:country="ES" fo:font-style="normal" officeooo:rsid="004ca59b" style:font-size-asian="10.5pt" style:font-style-asian="normal" style:font-style-complex="normal"/>
    </style:style>
    <style:style style:name="T12" style:family="text">
      <style:text-properties fo:language="es" fo:country="ES" fo:font-style="normal" officeooo:rsid="0039a77a" style:font-size-asian="10.5pt" style:font-style-asian="normal" style:font-style-complex="normal"/>
    </style:style>
    <style:style style:name="T13" style:family="text">
      <style:text-properties fo:language="es" fo:country="ES" fo:font-style="normal" officeooo:rsid="0034b9c6" style:font-size-asian="10.5pt" style:font-style-asian="normal" style:font-style-complex="normal"/>
    </style:style>
    <style:style style:name="T14" style:family="text">
      <style:text-properties fo:language="es" fo:country="ES" fo:font-style="normal" officeooo:rsid="0036b66a" style:font-size-asian="10.5pt" style:font-style-asian="normal" style:font-style-complex="normal"/>
    </style:style>
    <style:style style:name="T15" style:family="text">
      <style:text-properties fo:language="es" fo:country="ES" fo:font-style="normal" officeooo:rsid="0037cd02" style:font-size-asian="10.5pt" style:font-style-asian="normal" style:font-style-complex="normal"/>
    </style:style>
    <style:style style:name="T16" style:family="text">
      <style:text-properties fo:language="es" fo:country="ES" fo:font-style="normal" officeooo:rsid="003a6197" style:font-size-asian="10.5pt" style:font-style-asian="normal" style:font-style-complex="normal"/>
    </style:style>
    <style:style style:name="T17" style:family="text">
      <style:text-properties fo:language="es" fo:country="ES" fo:font-style="normal" officeooo:rsid="004da1dd" style:font-size-asian="10.5pt" style:font-style-asian="normal" style:font-style-complex="normal"/>
    </style:style>
    <style:style style:name="T18" style:family="text">
      <style:text-properties fo:language="es" fo:country="ES" fo:font-style="normal" officeooo:rsid="004f61cd" style:font-size-asian="10.5pt" style:font-style-asian="normal" style:font-style-complex="normal"/>
    </style:style>
    <style:style style:name="T19" style:family="text">
      <style:text-properties fo:language="es" fo:country="ES" fo:font-style="normal" officeooo:rsid="0045f067" style:font-size-asian="10.5pt" style:font-style-asian="normal" style:font-style-complex="normal"/>
    </style:style>
    <style:style style:name="T20" style:family="text">
      <style:text-properties fo:language="es" fo:country="ES" fo:font-style="normal" officeooo:rsid="005a4b2d" style:font-size-asian="10.5pt" style:font-style-asian="normal" style:font-style-complex="normal"/>
    </style:style>
    <style:style style:name="T21" style:family="text">
      <style:text-properties fo:language="es" fo:country="ES" fo:font-style="normal" officeooo:rsid="005a558d" style:font-size-asian="10.5pt" style:font-style-asian="normal" style:font-style-complex="normal"/>
    </style:style>
    <style:style style:name="T22" style:family="text">
      <style:text-properties fo:font-style="italic" officeooo:rsid="0008066b" style:font-style-asian="italic" style:font-style-complex="italic"/>
    </style:style>
    <style:style style:name="T23" style:family="text">
      <style:text-properties fo:font-style="italic" officeooo:rsid="0018538e" style:font-style-asian="italic" style:font-style-complex="italic"/>
    </style:style>
    <style:style style:name="T24" style:family="text">
      <style:text-properties fo:font-style="normal" officeooo:rsid="0008066b" style:font-style-asian="normal" style:font-style-complex="normal"/>
    </style:style>
    <style:style style:name="T25" style:family="text">
      <style:text-properties fo:font-style="normal" officeooo:rsid="0009311f" style:font-style-asian="normal" style:font-style-complex="normal"/>
    </style:style>
    <style:style style:name="T26" style:family="text">
      <style:text-properties fo:font-style="normal" officeooo:rsid="000aab15" style:font-style-asian="normal" style:font-style-complex="normal"/>
    </style:style>
    <style:style style:name="T27" style:family="text">
      <style:text-properties fo:font-style="normal" officeooo:rsid="000d0b93" style:font-style-asian="normal" style:font-style-complex="normal"/>
    </style:style>
    <style:style style:name="T28" style:family="text">
      <style:text-properties fo:font-style="normal" officeooo:rsid="000e45f0" style:font-style-asian="normal" style:font-style-complex="normal"/>
    </style:style>
    <style:style style:name="T29" style:family="text">
      <style:text-properties fo:font-style="normal" officeooo:rsid="000fe912" style:font-style-asian="normal" style:font-style-complex="normal"/>
    </style:style>
    <style:style style:name="T30" style:family="text">
      <style:text-properties fo:font-style="normal" officeooo:rsid="00113026" style:font-style-asian="normal" style:font-style-complex="normal"/>
    </style:style>
    <style:style style:name="T31" style:family="text">
      <style:text-properties fo:font-style="normal" officeooo:rsid="0016b97a" style:font-style-asian="normal" style:font-style-complex="normal"/>
    </style:style>
    <style:style style:name="T32" style:family="text">
      <style:text-properties fo:font-style="normal" officeooo:rsid="0018538e" style:font-style-asian="normal" style:font-style-complex="normal"/>
    </style:style>
    <style:style style:name="T33" style:family="text">
      <style:text-properties fo:font-style="normal" officeooo:rsid="001901b4" style:font-style-asian="normal" style:font-style-complex="normal"/>
    </style:style>
    <style:style style:name="T34" style:family="text">
      <style:text-properties fo:font-style="normal" officeooo:rsid="00194f84" style:font-style-asian="normal" style:font-style-complex="normal"/>
    </style:style>
    <style:style style:name="T35" style:family="text">
      <style:text-properties fo:font-style="normal" officeooo:rsid="001b1059" style:font-style-asian="normal" style:font-style-complex="normal"/>
    </style:style>
    <style:style style:name="T36" style:family="text">
      <style:text-properties fo:font-style="normal" officeooo:rsid="001c5c60" style:font-style-asian="normal" style:font-style-complex="normal"/>
    </style:style>
    <style:style style:name="T37" style:family="text">
      <style:text-properties fo:font-style="normal" officeooo:rsid="001db5f6" style:font-style-asian="normal" style:font-style-complex="normal"/>
    </style:style>
    <style:style style:name="T38" style:family="text">
      <style:text-properties fo:font-style="normal" officeooo:rsid="001e0348" style:font-style-asian="normal" style:font-style-complex="normal"/>
    </style:style>
    <style:style style:name="T39" style:family="text">
      <style:text-properties fo:font-style="normal" officeooo:rsid="001fd957" style:font-style-asian="normal" style:font-style-complex="normal"/>
    </style:style>
    <style:style style:name="T40" style:family="text">
      <style:text-properties fo:font-style="normal" officeooo:rsid="00236df4" style:font-style-asian="normal" style:font-style-complex="normal"/>
    </style:style>
    <style:style style:name="T41" style:family="text">
      <style:text-properties fo:font-style="normal" officeooo:rsid="0026d5d9" style:font-style-asian="normal" style:font-style-complex="normal"/>
    </style:style>
    <style:style style:name="T42" style:family="text">
      <style:text-properties fo:font-style="normal" officeooo:rsid="0028887d" style:font-style-asian="normal" style:font-style-complex="normal"/>
    </style:style>
    <style:style style:name="T43" style:family="text">
      <style:text-properties fo:font-style="normal" officeooo:rsid="002927d7" style:font-style-asian="normal" style:font-style-complex="normal"/>
    </style:style>
    <style:style style:name="T44" style:family="text">
      <style:text-properties fo:font-style="normal" officeooo:rsid="002ab8b0" style:font-style-asian="normal" style:font-style-complex="normal"/>
    </style:style>
    <style:style style:name="T45" style:family="text">
      <style:text-properties fo:font-style="normal" officeooo:rsid="002b5fec" style:font-style-asian="normal" style:font-style-complex="normal"/>
    </style:style>
    <style:style style:name="T46" style:family="text">
      <style:text-properties fo:font-style="normal" officeooo:rsid="002c9871" style:font-style-asian="normal" style:font-style-complex="normal"/>
    </style:style>
    <style:style style:name="T47" style:family="text">
      <style:text-properties fo:font-style="normal" officeooo:rsid="00318e8f" style:font-style-asian="normal" style:font-style-complex="normal"/>
    </style:style>
    <style:style style:name="T48" style:family="text">
      <style:text-properties fo:font-style="normal" officeooo:rsid="0032bfd4" style:font-style-asian="normal" style:font-style-complex="normal"/>
    </style:style>
    <style:style style:name="T49" style:family="text">
      <style:text-properties fo:font-style="normal" officeooo:rsid="0033064e" style:font-style-asian="normal" style:font-style-complex="normal"/>
    </style:style>
    <style:style style:name="T50" style:family="text">
      <style:text-properties fo:font-style="normal" officeooo:rsid="00340e99" style:font-style-asian="normal" style:font-style-complex="normal"/>
    </style:style>
    <style:style style:name="T51" style:family="text">
      <style:text-properties fo:font-style="normal" officeooo:rsid="00343272" style:font-style-asian="normal" style:font-style-complex="normal"/>
    </style:style>
    <style:style style:name="T52" style:family="text">
      <style:text-properties fo:font-style="normal" officeooo:rsid="0043c731" style:font-style-asian="normal" style:font-style-complex="normal"/>
    </style:style>
    <style:style style:name="T53" style:family="text">
      <style:text-properties fo:font-style="normal" officeooo:rsid="00462366" style:font-style-asian="normal" style:font-style-complex="normal"/>
    </style:style>
    <style:style style:name="T54" style:family="text">
      <style:text-properties fo:font-style="normal" officeooo:rsid="00472e76" style:font-style-asian="normal" style:font-style-complex="normal"/>
    </style:style>
    <style:style style:name="T55" style:family="text">
      <style:text-properties fo:font-style="normal" officeooo:rsid="004f4c88" style:font-style-asian="normal" style:font-style-complex="normal"/>
    </style:style>
    <style:style style:name="T56" style:family="text">
      <style:text-properties fo:font-style="normal" officeooo:rsid="004f61cd" style:font-style-asian="normal" style:font-style-complex="normal"/>
    </style:style>
    <style:style style:name="T57" style:family="text">
      <style:text-properties fo:font-style="normal" officeooo:rsid="0051e98b" style:font-style-asian="normal" style:font-style-complex="normal"/>
    </style:style>
    <style:style style:name="T58" style:family="text">
      <style:text-properties fo:font-style="normal" officeooo:rsid="0053cab4" style:font-style-asian="normal" style:font-style-complex="normal"/>
    </style:style>
    <style:style style:name="T59" style:family="text">
      <style:text-properties fo:font-style="normal" officeooo:rsid="0055eea9" style:font-style-asian="normal" style:font-style-complex="normal"/>
    </style:style>
    <style:style style:name="T60" style:family="text">
      <style:text-properties officeooo:rsid="004fba06"/>
    </style:style>
    <style:style style:name="T61" style:family="text">
      <style:text-properties style:font-name="Times New Roman" fo:language="es" fo:country="ES" fo:background-color="transparent" loext:char-shading-value="0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6102877980640" text:id="ct106102877980640">
          <text:deletion>
            <office:change-info>
              <dc:creator>Unknown Author</dc:creator>
              <dc:date>2018-05-14T16:12:00</dc:date>
            </office:change-info>
            <text:p text:style-name="P1"><text:span text:style-name="T1">p</text:span></text:p>
          </text:deletion>
        </text:changed-region>
        <text:changed-region xml:id="ct106102877980864" text:id="ct106102877980864">
          <text:format-change>
            <office:change-info>
              <dc:creator>Unknown Author</dc:creator>
              <dc:date>2018-05-14T16:11:00</dc:date>
            </office:change-info>
          </text:format-change>
        </text:changed-region>
        <text:changed-region xml:id="ct106102878022976" text:id="ct106102878022976">
          <text:format-change>
            <office:change-info>
              <dc:creator>Unknown Author</dc:creator>
              <dc:date>2018-05-14T16:11:00</dc:date>
            </office:change-info>
          </text:format-change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Olek Yardas</text:p>
      <text:p text:style-name="P3">SPN 285</text:p>
      <text:p text:style-name="P3">Mirzam Perez</text:p>
      <text:p text:style-name="P7">Volatiner<text:span text:style-name="T60">a</text:span></text:p>
      <text:p text:style-name="P4"><text:tab/>En <text:span text:style-name="T22">La Bella Durmiente</text:span><text:span text:style-name="T24">, nosotros seguimos la historia de la protagonista, María de los Ángeles, por una mezcla de cartas, reseñas sociales </text:span><text:span text:style-name="T26">y </text:span><text:span text:style-name="T24">monólogos interiores que compone la forma narrativa. </text:span><text:span text:style-name="T26">La forma narrativa casi nunca da la perspectiva suya sino más bien las perspectivas sobre los eventos en su vida de su padre Fabiano Fernandez, su mentora la Reverenda Madre Martínez, y una escritora social. L</text:span><text:span text:style-name="T27">os</text:span><text:span text:style-name="T26"> únic</text:span><text:span text:style-name="T27">os</text:span><text:span text:style-name="T26"> tiempo</text:span><text:span text:style-name="T27">s</text:span><text:span text:style-name="T26"> en que o</text:span><text:span text:style-name="T25">ímo</text:span><text:span text:style-name="T26">s</text:span><text:span text:style-name="T25"> la voz de María de los Ángeles </text:span><text:span text:style-name="T27">están</text:span><text:span text:style-name="T26"> entre sus monólogos interiores. Los monólogos nos revela una mujer, </text:span><text:span text:style-name="T27">Carmen Merengue, que para María de los Ángeles presenta un</text:span><text:span text:style-name="T29">a</text:span><text:span text:style-name="T27"> alterativ</text:span><text:span text:style-name="T29">a</text:span><text:span text:style-name="T27"> </text:span><text:span text:style-name="T30">de </text:span><text:span text:style-name="T27">la definición de lo que es ser mujer. </text:span><text:span text:style-name="T44">Los paralelos entre las descripciones de las</text:span><text:span text:style-name="T28"> acciones rebelde</text:span><text:span text:style-name="T29">s </text:span><text:span text:style-name="T28">que toma María de los Ángele</text:span><text:span text:style-name="T29">s </text:span><text:span text:style-name="T30">en</text:span><text:span text:style-name="T29"> </text:span><text:span text:style-name="T28">su rendimiento como Coppelia </text:span><text:span text:style-name="T29">y </text:span><text:span text:style-name="T30">en el</text:span><text:span text:style-name="T29"> hote</text:span><text:span text:style-name="T30">l</text:span><text:span text:style-name="T29"> </text:span><text:span text:style-name="T44">con las descripciones suyas de Carmen Merengue </text:span><text:span text:style-name="T29">nos muestr</text:span><text:span text:style-name="T30">a su deseo ser como Carmen Merengu</text:span><text:span text:style-name="T46">e,</text:span><text:span text:style-name="T30"> eso es ser una mujer en sus propios términos.</text:span></text:p>
      <text:p text:style-name="P6"><text:span text:style-name="T30"><text:tab/></text:span><text:span text:style-name="T39"> </text:span><text:span text:style-name="T42">El paralelo entre l</text:span><text:span text:style-name="T47">as acciones toma </text:span><text:span text:style-name="T42">María de los Ángeles</text:span><text:span text:style-name="T47"> durante su rendimiento</text:span><text:span text:style-name="T42"> y la </text:span><text:span text:style-name="T45">descripción</text:span><text:span text:style-name="T42"> de Carmen Merengue en el primero monólogo </text:span><text:span text:style-name="T43">interior</text:span><text:span text:style-name="T42"> nos muestra</text:span><text:span text:style-name="T47"> la influencia de Carmen Merengue </text:span><text:span text:style-name="T53">en ella</text:span><text:span text:style-name="T47">.</text:span><text:span text:style-name="T31"> </text:span><text:span text:style-name="T47">En </text:span><text:span text:style-name="T36">el primero monólogo interior de María de los Ángeles </text:span><text:span text:style-name="T53">ella</text:span><text:span text:style-name="T36"> describe como </text:span><text:span text:style-name="T38">la volatinera </text:span><text:span text:style-name="T36">Carmen Merengue “no escuchaba ella baila</text:span><text:span text:style-name="T37">ba</text:span><text:span text:style-name="T36"> sin malla sólo le importaba bailar” (165, líneas 6-8). </text:span><text:span text:style-name="T39">Esta descripción de Carmen Merengue </text:span><text:span text:style-name="T40">la caracteriza como rebeld</text:span><text:span text:style-name="T41">e, </text:span><text:span text:style-name="T47">y hay paralelo entre ella y María de los Ángeles en sus deseos para bailar.</text:span><text:span text:style-name="T41"> </text:span><text:span text:style-name="T32">Durante una producción de </text:span><text:span text:style-name="T23">Coppelia</text:span><text:span text:style-name="T32">, en la que María de los Ángeles tiene el papel nominal, hay una escena en la que </text:span><text:span text:style-name="T33">ella comienza de bailar en una manera poca ortodoxa </text:span><text:span text:style-name="T35">y salta fuera del escenario para caer en la platea.</text:span><text:span text:style-name="T33"> </text:span><text:span text:style-name="T35">Sobre esto, la </text:span><text:span text:style-name="T34">escritora social escribe que “Maria de los Angeles </text:span><text:span text:style-name="T54">[</text:span><text:span text:style-name="T34">…</text:span><text:span text:style-name="T54">]</text:span><text:span text:style-name="T34"> no estaba para nada de acuerdo con su papel </text:span><text:span text:style-name="T54">[</text:span><text:span text:style-name="T34">…</text:span><text:span text:style-name="T54">] </text:span><text:span text:style-name="T48">hizo un jeté monumental, que dejó sin respiración a los espectadores, salvando la distancia de la del foso de la orquesta para caer en la avenida central de la platea.</text:span><text:span text:style-name="T34">” (163, <text:s/>líneas 27-29).</text:span><text:span text:style-name="T47"> </text:span><text:span text:style-name="T57">Como ella no estaba para </text:span><text:soft-page-break/><text:span text:style-name="T57">nada de acuerda con su papel en el baile, María de los Ángeles no quiere estar para nada de acuerda con su papel en la sociedad. </text:span><text:span text:style-name="T58">E</text:span><text:span text:style-name="T31">s de una familia de la clase alta en la sociedad puertorriqueña. Su destino es crecer y casarse con un hombre, pero no lo quiere; quiere ser bailarina. </text:span><text:span text:style-name="T58">También, s</text:span><text:span text:style-name="T47">u salto fuera del escenario es muy similar a la acción que tomaría una volatinera como Carmen Merengue,</text:span><text:span text:style-name="T49"> no de una bailarina, </text:span><text:span text:style-name="T59">y es </text:span><text:span text:style-name="T58">un otro ejemplo de no estar nada de acuerdo con su papel.</text:span><text:span text:style-name="T49"> </text:span><text:span text:style-name="T50">Esto</text:span><text:span text:style-name="T58">s ejemplos</text:span><text:span text:style-name="T50"> nos muestr</text:span><text:span text:style-name="T58">an</text:span><text:span text:style-name="T50"> la influencia de Carmen Merengue en el estilo </text:span><text:span text:style-name="T51">rebelde</text:span><text:span text:style-name="T50"> de bailar y en la comportamiento </text:span><text:span text:style-name="T51">rebelde </text:span><text:span text:style-name="T50">de María de los Ángeles.</text:span></text:p>
      <text:p text:style-name="P1"><text:span text:style-name="T3"><text:tab/></text:span><text:span text:style-name="T1">El </text:span><text:change text:change-id="ct106102877980640"/><text:span text:style-name="T20">p</text:span><text:span text:style-name="T1">aralelo entre</text:span><text:span text:style-name="T4"> </text:span><text:span text:style-name="T1">la descripción de Carmen Merengue y luego la descripción de María <text:s/>nos muestra como </text:span><text:span text:style-name="T21">María de los Ángeles </text:span><text:span text:style-name="T1"><text:s/></text:span><text:span text:style-name="T4">María de los Áng</text:span><text:span text:style-name="T1">e</text:span><text:span text:style-name="T4">les se casa Felisberto, y antes de la boda él la hace violación. </text:span><text:span text:style-name="T5">Durante un otro monólogo interior, supuestamente antes de la boda, María de los Ángeles reflec</text:span><text:change-start text:change-id="ct106102877980864"/><text:span text:style-name="T61">ta “Feli</text:span><text:change-end text:change-id="ct106102877980864"/><text:change-start text:change-id="ct106102878022976"/><text:span text:style-name="T61">sberto </text:span><text:change-end text:change-id="ct106102878022976"/><text:span text:style-name="T6">es mi novio … Carmen Merengue no se casaría diría que no con la cabeza moviendo de lado a lado la cara de yeso </text:span><text:span text:style-name="T7">enmarcada de rizos postizos… </text:span><text:span text:style-name="T5">las pestañas medios despegadas por el sudor los cachetes gordos de pancake</text:span><text:span text:style-name="T8">” (167, líneas 4-8, </text:span><text:span text:style-name="T5">líneas 34-36</text:span><text:span text:style-name="T8">)</text:span><text:span text:style-name="T7">. </text:span><text:span text:style-name="T9">María de los Ángeles no quería casarse con Felisberto, pero no </text:span><text:span text:style-name="T10">pudiera prevenirlo, y ella lamenta que no </text:span><text:span text:style-name="T11">actuó</text:span><text:span text:style-name="T10"> como Carmen Merengue </text:span><text:span text:style-name="T11">habría actuado</text:span><text:span text:style-name="T10">. </text:span><text:span text:style-name="T4">Hacia el fin de la novela, descubrimos que María de los Ángeles ha sido escrito </text:span><text:span text:style-name="T12">los </text:span><text:span text:style-name="T7">anónimos d</text:span><text:span text:style-name="T13">el hotel </text:span><text:span text:style-name="T12">y </text:span><text:span text:style-name="T7">haciendo</text:span><text:span text:style-name="T14"> acciones sexuales con otro hombre. </text:span><text:span text:style-name="T12">Estas acciones</text:span><text:span text:style-name="T14"> rompe la “santidad” de su matrimonio </text:span><text:span text:style-name="T15">con</text:span><text:span text:style-name="T14"> Felisberto y </text:span><text:span text:style-name="T12">representa su </text:span><text:span text:style-name="T16">rechazo </text:span><text:span text:style-name="T12">del matrimonio. </text:span><text:span text:style-name="T5">En el monólogo interior del entrada de Felisberto en el hotel, María de los Ángeles se describe como </text:span><text:span text:style-name="T8">“</text:span><text:span text:style-name="T5">N</text:span><text:span text:style-name="T7">o me conformo Felisberto… </text:span><text:span text:style-name="T5">m</text:span><text:span text:style-name="T7">i cara de yeso rodeada de rizos postizos </text:span><text:span text:style-name="T5">mis pestañas de charol despegadas por el sudor mis cachetes gordos de pancake el pelo que me se va tiñendo de rojo</text:span><text:span text:style-name="T7">” </text:span><text:span text:style-name="T5">(201, líneas 6-15).</text:span><text:span text:style-name="T7"> <text:s/></text:span><text:span text:style-name="T17">Su descripción h</text:span><text:span text:style-name="T18">a</text:span><text:span text:style-name="T17">ce un paralelo entre ella y Carmen Mengue y </text:span><text:span text:style-name="T19"><text:s/></text:span><text:span text:style-name="T7">nos muestra </text:span><text:span text:style-name="T17">su </text:span><text:span text:style-name="T7">transformación hacia una mujer como Carmen Merengue.</text:span></text:p>
      <text:p text:style-name="P5"><text:span text:style-name="T52"><text:tab/></text:span><text:span text:style-name="T55">La idea de Carmen Merengue es una mujer </text:span><text:span text:style-name="T56">que sigue su pasión y no hace lo que no tiene ganas de hacer. Es una mujer por sus propias reglas. L</text:span><text:span text:style-name="T52">a acción final en el hotel y la acción primera en el </text:span><text:soft-page-break/><text:span text:style-name="T52">rendimiento muestra la influencia de </text:span><text:span text:style-name="T56">la idea de una mujer como</text:span><text:span text:style-name="T52"> Carmen Merengue en las decisiones que María de los Ángeles tom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10:32:11.169908000</meta:creation-date>
    <dc:date>2018-05-14T16:15:50.461392000</dc:date>
    <meta:editing-duration>PT5H43M47S</meta:editing-duration>
    <meta:editing-cycles>80</meta:editing-cycles>
    <meta:generator>LibreOffice/5.2.5.1$MacOSX_X86_64 LibreOffice_project/0312e1a284a7d50ca85a365c316c7abbf20a4d22</meta:generator>
    <meta:document-statistic meta:table-count="0" meta:image-count="0" meta:object-count="0" meta:page-count="3" meta:paragraph-count="8" meta:word-count="771" meta:character-count="4409" meta:non-whitespace-character-count="3636"/>
  </office:meta>
</office:document-meta>
</file>